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2.17cm" fo:break-before="auto" style:use-optimal-row-height="true"/>
    </style:style>
    <style:style style:name="ro7" style:family="table-row">
      <style:table-row-properties style:row-height="1.164cm" fo:break-before="auto" style:use-optimal-row-height="tru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1.076cm" fo:break-before="auto" style:use-optimal-row-height="true"/>
    </style:style>
    <style:style style:name="ro10" style:family="table-row">
      <style:table-row-properties style:row-height="1.535cm" fo:break-before="auto" style:use-optimal-row-height="true"/>
    </style:style>
    <style:style style:name="ro11" style:family="table-row">
      <style:table-row-properties style:row-height="1.711cm" fo:break-before="auto" style:use-optimal-row-height="true"/>
    </style:style>
    <style:style style:name="ro12" style:family="table-row">
      <style:table-row-properties style:row-height="2.0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23_08-31-48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1 E-139-34-49.11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23_10-14-36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9.1 E-139-34-49.38</text:p>
          </table:table-cell>
          <table:table-cell table:style-name="ce32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23_11-26-10_000.jpg</text:p>
          </table:table-cell>
          <table:table-cell table:style-name="ce22" office:value-type="string">
            <text:p>:m 食べた物</text:p>
          </table:table-cell>
          <table:table-cell table:style-name="ce31"/>
          <table:table-cell table:style-name="ce3"/>
          <table:table-cell table:style-name="ce3" office:value-type="string">
            <text:p>N-35-35-28.52 E-139-34-49.87</text:p>
          </table:table-cell>
          <table:table-cell table:style-name="ce32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23_17-25-05_000.jpg</text:p>
          </table:table-cell>
          <table:table-cell table:style-name="ce22" office:value-type="string">
            <text:p>:m 1-2*2 RES / 245 / 『光合成の世界』　岩波洋造 / p.187</text:p>
          </table:table-cell>
          <table:table-cell table:style-name="ce23"/>
          <table:table-cell table:style-name="ce3"/>
          <table:table-cell table:style-name="ce3" office:value-type="string">
            <text:p>N-35-35-29.4 E-139-34-49.27</text:p>
          </table:table-cell>
          <table:table-cell table:style-name="ce32" table:formula="of:=IF([.E5]=&quot;&quot;;[.C5];CONCATENATE([.C5];&quot; / &quot;;[.E5]))" office:value-type="string" office:string-value=":m 1-2*2 RES / 245 / 『光合成の世界』　岩波洋造 / p.187">
            <text:p>:m 1-2*2 RES / 245 / 『光合成の世界』　岩波洋造 / p.187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23_17-26-46_000.png</text:p>
          </table:table-cell>
          <table:table-cell table:style-name="ce22" office:value-type="string">
            <text:p>:m / daylog メモ / 2020-0218 / TEMPLATE</text:p>
          </table:table-cell>
          <table:table-cell table:style-name="ce23"/>
          <table:table-cell table:style-name="ce3"/>
          <table:table-cell table:style-name="ce3"/>
          <table:table-cell table:style-name="ce32" table:formula="of:=IF([.E6]=&quot;&quot;;[.C6];CONCATENATE([.C6];&quot; / &quot;;[.E6]))" office:value-type="string" office:string-value=":m / daylog メモ / 2020-0218 / TEMPLATE">
            <text:p>:m / daylog メモ / 2020-0218 / TEMPLAT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23_18-06-15_000.jpg</text:p>
          </table:table-cell>
          <table:table-cell table:style-name="ce22" office:value-type="string">
            <text:p>:bookmemo / 読んだ本 / 『「通貨」を知れば世界が読める』 / 著者=浜矩子</text:p>
          </table:table-cell>
          <table:table-cell table:style-name="ce14"/>
          <table:table-cell table:style-name="ce3"/>
          <table:table-cell table:style-name="ce3" office:value-type="string">
            <text:p>N-35-35-28.4 E-139-34-49.49</text:p>
          </table:table-cell>
          <table:table-cell table:style-name="ce32" table:formula="of:=IF([.E7]=&quot;&quot;;[.C7];CONCATENATE([.C7];&quot; / &quot;;[.E7]))" office:value-type="string" office:string-value=":bookmemo / 読んだ本 / 『「通貨」を知れば世界が読める』 / 著者=浜矩子">
            <text:p>:bookmemo / 読んだ本 / 『「通貨」を知れば世界が読める』 / 著者=浜矩子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23_19-08-43_000.jpg</text:p>
          </table:table-cell>
          <table:table-cell table:style-name="ce22" office:value-type="string">
            <text:p>:m music / log / gt / || s.1:fs-1,n,muse+,score+,-,-,fs,R=1 || s.2:f-88,patt,block-B.n,score+,-,-,-,R=2</text:p>
          </table:table-cell>
          <table:table-cell table:style-name="ce15"/>
          <table:table-cell table:style-name="ce3"/>
          <table:table-cell table:style-name="ce3" office:value-type="string">
            <text:p>N-35-35-28.6 E-139-34-49.27</text:p>
          </table:table-cell>
          <table:table-cell table:style-name="ce32" table:formula="of:=IF([.E8]=&quot;&quot;;[.C8];CONCATENATE([.C8];&quot; / &quot;;[.E8]))" office:value-type="string" office:string-value=":m music / log / gt / || s.1:fs-1,n,muse+,score+,-,-,fs,R=1 || s.2:f-88,patt,block-B.n,score+,-,-,-,R=2">
            <text:p>:m music / log / gt / || s.1:fs-1,n,muse+,score+,-,-,fs,R=1 || s.2:f-88,patt,block-B.n,score+,-,-,-,R=2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23_20-48-49_000.jpg</text:p>
          </table:table-cell>
          <table:table-cell table:style-name="ce22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48 E-139-34-49.87</text:p>
          </table:table-cell>
          <table:table-cell table:style-name="ce32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24_00-18-09_000.jpg</text:p>
          </table:table-cell>
          <table:table-cell table:style-name="ce16" office:value-type="string">
            <text:p>:m :PHOTO 寝た時刻 / 2020</text:p>
          </table:table-cell>
          <table:table-cell table:style-name="ce15"/>
          <table:table-cell table:style-name="ce3"/>
          <table:table-cell table:style-name="ce3" office:value-type="string">
            <text:p>N-35-35-28.56 E-139-34-49.87</text:p>
          </table:table-cell>
          <table:table-cell table:style-name="ce32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24_05-26-06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 office:value-type="string">
            <text:p>N-35-35-28.55 E-139-34-49.43</text:p>
          </table:table-cell>
          <table:table-cell table:style-name="ce32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7-09-15_05-12-01.m4a</text:p>
          </table:table-cell>
          <table:table-cell table:style-name="ce22" office:value-type="string">
            <text:p>:VOICE-MEMO / @自宅 / 生活音 / 朝起きたあとの行動？</text:p>
          </table:table-cell>
          <table:table-cell table:style-name="ce17"/>
          <table:table-cell table:style-name="ce3"/>
          <table:table-cell table:style-name="ce3"/>
          <table:table-cell table:style-name="ce32" table:formula="of:=IF([.E12]=&quot;&quot;;[.C12];CONCATENATE([.C12];&quot; / &quot;;[.E12]))" office:value-type="string" office:string-value=":VOICE-MEMO / @自宅 / 生活音 / 朝起きたあとの行動？">
            <text:p>:VOICE-MEMO / @自宅 / 生活音 / 朝起きたあとの行動？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7-09-16_17-45-22.m4a</text:p>
          </table:table-cell>
          <table:table-cell table:style-name="ce6" office:value-type="string">
            <text:p>:VIDEO / @自宅 / メモ / clarinet / 演奏、play / c-2017-0916-1 / ??</text:p>
          </table:table-cell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string" office:string-value=":VIDEO / @自宅 / メモ / clarinet / 演奏、play / c-2017-0916-1 / ??">
            <text:p>:VIDEO / @自宅 / メモ / clarinet / 演奏、play / c-2017-0916-1 / ??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7-09-16_17-49-47.m4a</text:p>
          </table:table-cell>
          <table:table-cell table:style-name="ce6" office:value-type="string">
            <text:p>:VIDEO / @自宅 / メモ / clarinet / 演奏、play / c-2017-0916-2 / ??</text:p>
          </table:table-cell>
          <table:table-cell table:style-name="ce23"/>
          <table:table-cell table:style-name="ce3"/>
          <table:table-cell table:style-name="ce3"/>
          <table:table-cell table:style-name="ce32" table:formula="of:=IF([.E14]=&quot;&quot;;[.C14];CONCATENATE([.C14];&quot; / &quot;;[.E14]))" office:value-type="string" office:string-value=":VIDEO / @自宅 / メモ / clarinet / 演奏、play / c-2017-0916-2 / ??">
            <text:p>:VIDEO / @自宅 / メモ / clarinet / 演奏、play / c-2017-0916-2 / ??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7-12-28_23-17-54.m4a</text:p>
          </table:table-cell>
          <table:table-cell table:style-name="ce22" office:value-type="string">
            <text:p>:i prog / sound programming / サウンド作り / サイン波、コサイン波、合わせてみる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i prog / sound programming / サウンド作り / サイン波、コサイン波、合わせてみる">
            <text:p>:i prog / sound programming / サウンド作り / サイン波、コサイン波、合わせてみる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1-15_11-58-20.m4a</text:p>
          </table:table-cell>
          <table:table-cell table:style-name="ce16" office:value-type="string">
            <text:p>:VOICE-MEMO / @自宅 / 記録 / 母親との会話 / 順の行動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VOICE-MEMO / @自宅 / 記録 / 母親との会話 / 順の行動">
            <text:p>:VOICE-MEMO / @自宅 / 記録 / 母親との会話 / 順の行動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1-15_19-18-14.m4a</text:p>
          </table:table-cell>
          <table:table-cell table:style-name="ce6" office:value-type="string">
            <text:p>-*</text:p>
          </table:table-cell>
          <table:table-cell table:style-name="ce16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-*">
            <text:p>-*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23_18-42-31_000.mov</text:p>
          </table:table-cell>
          <table:table-cell table:style-name="ce6" office:value-type="string">
            <text:p>:VIDEO / @自宅 / メモ / guitar,gt / 演奏、play / g-2020-0223-1 / fs-1,n,muse+,score+,-,-,fs,R=1</text:p>
          </table:table-cell>
          <table:table-cell table:style-name="ce17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IDEO / @自宅 / メモ / guitar,gt / 演奏、play / g-2020-0223-1 / fs-1,n,muse+,score+,-,-,fs,R=1">
            <text:p>:VIDEO / @自宅 / メモ / guitar,gt / 演奏、play / g-2020-0223-1 / fs-1,n,muse+,score+,-,-,fs,R=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23_19-02-37_000.mov</text:p>
          </table:table-cell>
          <table:table-cell table:style-name="ce6" office:value-type="string">
            <text:p>:VIDEO / @自宅 / メモ / guitar,gt / 演奏、play / g-2020-0223-2 / f-88,patt,block-B.n,score+,-,-,-,R=2</text:p>
          </table:table-cell>
          <table:table-cell table:style-name="ce3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IDEO / @自宅 / メモ / guitar,gt / 演奏、play / g-2020-0223-2 / f-88,patt,block-B.n,score+,-,-,-,R=2">
            <text:p>:VIDEO / @自宅 / メモ / guitar,gt / 演奏、play / g-2020-0223-2 / f-88,patt,block-B.n,score+,-,-,-,R=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sumOf_XXXs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3"/>
          <table:table-cell table:number-columns-repeated="1022"/>
        </table:table-row>
        <table:table-row table:style-name="ro8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2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600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2020/02/24</text:date>, <text:time>07:23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24T07:23:38.75</dc:date>
    <dc:creator>iwabuchi ken</dc:creator>
    <meta:editing-duration>P17DT19H57M54S</meta:editing-duration>
    <meta:editing-cycles>7097</meta:editing-cycles>
    <meta:document-statistic meta:table-count="1" meta:cell-count="760" meta:object-count="0"/>
  </office:meta>
</office:document-meta>
</file>